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d46d" officeooo:paragraph-rsid="001cd4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</text:p>
      <text:p text:style-name="P1"/>
      <text:p text:style-name="P1">O algoritmo foi feito em aproximadamente 5 horas, pedi ajuda aos monitores na parte de circulação dos <text:s/>vetores, também me baseei no código postado no github, minha maior dificuldade foi na parte de passar a espada, tinha uma solução simples até mas demorei muito pra encontra-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20:24:41.926784006</meta:creation-date>
    <dc:date>2019-02-24T20:27:38.457912013</dc:date>
    <meta:editing-duration>PT3M</meta:editing-duration>
    <meta:editing-cycles>1</meta:editing-cycles>
    <meta:document-statistic meta:table-count="0" meta:image-count="0" meta:object-count="0" meta:page-count="1" meta:paragraph-count="2" meta:word-count="47" meta:character-count="288" meta:non-whitespace-character-count="242"/>
    <meta:generator>LibreOffice/6.0.1.1$Linux_X86_64 LibreOffice_project/00m0$Build-1</meta:generator>
  </office:meta>
</office:document-meta>
</file>